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Vector2D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vet[2]: float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Alien</text:p>
          </table:table-cell>
          <table:table-cell table:number-columns-repeated="4"/>
          <table:table-cell office:value-type="string" calcext:value-type="string">
            <text:p>Bala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pos [Vector2D]</text:p>
          </table:table-cell>
          <table:table-cell table:number-columns-repeated="4"/>
          <table:table-cell office:value-type="string" calcext:value-type="string">
            <text:p>pos [Vector2D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vel [Vector2D]</text:p>
          </table:table-cell>
          <table:table-cell table:number-columns-repeated="4"/>
          <table:table-cell office:value-type="string" calcext:value-type="string">
            <text:p>vel [Vector2D]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po_Alien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larg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lt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extura_1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textura_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freq_Tiro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funções: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define_Atributos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check_Colisao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tira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tualiza_Quadro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check_LimiteMundo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string" calcext:value-type="string">
            <text:p>atualiza_Ve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1:05:07.397000000</meta:creation-date>
    <dc:date>2023-10-21T11:21:19.443000000</dc:date>
    <meta:editing-duration>PT16M12S</meta:editing-duration>
    <meta:editing-cycles>1</meta:editing-cycles>
    <meta:document-statistic meta:table-count="1" meta:cell-count="21" meta:object-count="0"/>
    <meta:generator>LibreOffice/7.5.7.1$Windows_X86_64 LibreOffice_project/47eb0cf7efbacdee9b19ae25d6752381ede23126</meta:generator>
  </office:meta>
</office:document-meta>
</file>